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4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5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6" style:family="paragraph" style:parent-style-name="Standard">
      <style:text-properties fo:font-weight="normal" officeooo:rsid="0025b4f5" officeooo:paragraph-rsid="0025b4f5" style:font-weight-asian="normal" style:font-weight-complex="normal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P8" style:family="paragraph" style:parent-style-name="Standard">
      <style:text-properties fo:font-weight="normal" officeooo:rsid="002932dd" officeooo:paragraph-rsid="002932dd" style:font-weight-asian="normal" style:font-weight-complex="normal"/>
    </style:style>
    <style:style style:name="P9" style:family="paragraph" style:parent-style-name="Standard">
      <style:text-properties fo:font-weight="normal" officeooo:rsid="002a5d30" officeooo:paragraph-rsid="002a5d30" style:font-weight-asian="normal" style:font-weight-complex="normal"/>
    </style:style>
    <style:style style:name="T1" style:family="text">
      <style:text-properties officeooo:rsid="002592fa"/>
    </style:style>
    <style:style style:name="T2" style:family="text">
      <style:text-properties officeooo:rsid="0027abee"/>
    </style:style>
    <style:style style:name="T3" style:family="text">
      <style:text-properties officeooo:rsid="002b1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thentication and Security</text:p>
      <text:p text:style-name="P3">Design overview of the websites:</text:p>
      <text:p text:style-name="P3">Home → register | login → secrets </text:p>
      <text:p text:style-name="P3"/>
      <text:p text:style-name="P1">Level 1 <text:span text:style-name="T1">S</text:span>ecurity</text:p>
      <text:p text:style-name="P4">Creating an account and storing their email and password. </text:p>
      <text:p text:style-name="P5"/>
      <text:p text:style-name="P2">Level 2 Security</text:p>
      <text:p text:style-name="P6">Encrypting your stored password<text:span text:style-name="T2">s.</text:span></text:p>
      <text:p text:style-name="P2"/>
      <text:p text:style-name="P2">Level 3 Security</text:p>
      <text:p text:style-name="P8">Hashing the password of the user.</text:p>
      <text:p text:style-name="P2"/>
      <text:p text:style-name="P2">Level 4 Security</text:p>
      <text:p text:style-name="P9">Adding a salt to the password then hash it. <text:span text:style-name="T3">Multiple rounds with salting and hashing will help.</text:span></text:p>
      <text:p text:style-name="P2"/>
      <text:p text:style-name="P2">Level 5 Security</text:p>
      <text:p text:style-name="P2"/>
      <text:p text:style-name="P2">Level 6 Secu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1T11:06:43.184796432</dc:date>
    <meta:editing-duration>PT1H59M1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69" meta:character-count="408" meta:non-whitespace-character-count="350"/>
  </office:meta>
</office:document-meta>
</file>